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<text:p text:style-name="P1003">Definition Lists</text:p><text:p text:style-name="rststyle-deflist-term-1">Term</text:p><text:p text:style-name="rststyle-deflist-def-1">Definition</text:p><text:p text:style-name="rststyle-deflist-term-1">Term<text:span text:style-name="rststyle-emphasis"> (classifier)</text:span></text:p>classifier<text:p text:style-name="rststyle-deflist-def-1">Definition paragraph 1.</text:p><text:p text:style-name="rststyle-deflist-def-1">Definition paragraph 2.</text:p><text:p text:style-name="rststyle-deflist-term-1">Term</text:p><text:p text:style-name="rststyle-deflist-def-1">Definition</text:p>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View document source.
Generated on: 2019-08-19 19:52 UTC.
Generated by Docutils from reStructuredText source.
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19-08-19T21:52:13</meta:creation-date>
    <dc:creator>engelbert</dc:creator>
    <dc:date>2019-08-19T21:52:13</dc:date>
    <dc:language>en-US</dc:language>
    <meta:editing-cycles>1</meta:editing-cycles>
    <meta:editing-duration>PT00M01S</meta:editing-duration>
    <dc:title>Definition Lists</dc:title>
  </office:meta>
</office:document-meta>
</file>